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ultiplicicty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chema.org</text:p>
          </table:table-cell>
        </table:table-row>
        <table:table-row table:style-name="ro1">
          <table:table-cell office:value-type="string" calcext:value-type="string">
            <text:p>&gt;clas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cardinatlity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act mappings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cientific study</text:p>
          </table:table-cell>
          <table:table-cell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study_ti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short_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pi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pi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pi_2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pi_2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phs_acc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biopro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cds_bu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cds_bucket_o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n institution</text:p>
          </table:table-cell>
          <table:table-cell/>
        </table:table-row>
        <table:table-row table:style-name="ro1">
          <table:table-cell office:value-type="string" calcext:value-type="string">
            <text:p>funding</text:p>
          </table:table-cell>
          <table:table-cell table:style-name="ce1" office:value-type="string" calcext:value-type="string">
            <text:p>funding_ag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 office:value-type="string" calcext:value-type="string">
            <text:p>funding_source_program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 office:value-type="string" calcext:value-type="string">
            <text:p>gran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 office:value-type="string" calcext:value-type="string">
            <text:p>clinical_trial_syst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 office:value-type="string" calcext:value-type="string">
            <text:p>clinical_trial_identif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ding</text:p>
          </table:table-cell>
          <table:table-cell office:value-type="string" calcext:value-type="string">
            <text:p>clinical_trial_a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dditional study information</text:p>
          </table:table-cell>
          <table:table-cell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organism_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adult_or_childhood_stu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number_of_subje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number_of_samp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study_data_ty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experimental_strategy_and_data_sub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file_types_and_form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tudy</text:p>
          </table:table-cell>
          <table:table-cell office:value-type="string" calcext:value-type="string">
            <text:p>size_of_data_being_uploa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ical_demographics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tient info</text:p>
          </table:table-cell>
          <table:table-cell/>
        </table:table-row>
        <table:table-row table:style-name="ro1">
          <table:table-cell office:value-type="string" calcext:value-type="string">
            <text:p>clinical_demographics</text:p>
          </table:table-cell>
          <table:table-cell office:value-type="string" calcext:value-type="string">
            <text:p>subjec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ical_demographics</text:p>
          </table:table-cell>
          <table:table-cell office:value-type="string" calcext:value-type="string">
            <text:p>ge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ical_demographics</text:p>
          </table:table-cell>
          <table:table-cell office:value-type="string" calcext:value-type="string">
            <text:p>r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ical_demographics</text:p>
          </table:table-cell>
          <table:table-cell office:value-type="string" calcext:value-type="string">
            <text:p>ethnic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ical_demographics</text:p>
          </table:table-cell>
          <table:table-cell office:value-type="string" calcext:value-type="string">
            <text:p>dbGaP_subjec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linical diagnosis</text:p>
          </table:table-cell>
          <table:table-cell/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diagnosis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diseas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primary_s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vital_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linical diagnosis additional information</text:p>
          </table:table-cell>
          <table:table-cell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age_at_diagn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age_at_diagnosis_un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days_to_last_follow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primary_diagno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morph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tissue_or_organ_of_ori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site_of_resection_or_biops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tumor_g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table:style-name="ce2" office:value-type="string" calcext:value-type="string">
            <text:p>tumor_stage_ajcc_clinical_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table:style-name="ce2" office:value-type="string" calcext:value-type="string">
            <text:p>tumor_stage_ajcc_clinical_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table:style-name="ce2" office:value-type="string" calcext:value-type="string">
            <text:p>tumor_stage_ajcc_clinical_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progression_or_recurr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days_to_last_known_disease_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diagnosis</text:p>
          </table:table-cell>
          <table:table-cell office:value-type="string" calcext:value-type="string">
            <text:p>last_known_disease_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atmen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reatment given to the subject</text:p>
          </table:table-cell>
          <table:table-cell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reatmen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reatment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days_to_treat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reatment_outc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herapeutic_ag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ample from a subject</text:p>
          </table:table-cell>
          <table:table-cell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_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biosample_acc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ample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ample from a subject added details</text:p>
          </table:table-cell>
          <table:table-cell/>
        </table:table-row>
        <table:table-row table:style-name="ro1">
          <table:table-cell office:value-type="string" calcext:value-type="string">
            <text:p>additional_sample</text:p>
          </table:table-cell>
          <table:table-cell office:value-type="string" calcext:value-type="string">
            <text:p>sample_tumor_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ample</text:p>
          </table:table-cell>
          <table:table-cell office:value-type="string" calcext:value-type="string">
            <text:p>sample_tumor_anatomic_s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ample</text:p>
          </table:table-cell>
          <table:table-cell office:value-type="string" calcext:value-type="string">
            <text:p>sample_age_at_col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_sample</text:p>
          </table:table-cell>
          <table:table-cell office:value-type="string" calcext:value-type="string">
            <text:p>derived_from_speci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data files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d5s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_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_algorith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_url_in_c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formation about genomic sequencing</text:p>
          </table:table-cell>
          <table:table-cell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library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library_strate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library_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library_s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library_lay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plat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instrument_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design_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reference_genome_assemb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fasta_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ba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number_of_re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avg_read_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mic_information</text:p>
          </table:table-cell>
          <table:table-cell office:value-type="string" calcext:value-type="string">
            <text:p>sequence_alignment_soft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omic_information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formation about proteomic experiments</text:p>
          </table:table-cell>
          <table:table-cell/>
        </table:table-row>
        <table:table-row table:style-name="ro1">
          <table:table-cell office:value-type="string" calcext:value-type="string">
            <text:p>proteomic_information</text:p>
          </table:table-cell>
          <table:table-cell office:value-type="string" calcext:value-type="string">
            <text:p>proteomic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omic_information</text:p>
          </table:table-cell>
          <table:table-cell office:value-type="string" calcext:value-type="string">
            <text:p>proto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omic_information</text:p>
          </table:table-cell>
          <table:table-cell office:value-type="string" calcext:value-type="string">
            <text:p>experiment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omic_information</text:p>
          </table:table-cell>
          <table:table-cell office:value-type="string" calcext:value-type="string">
            <text:p>aliquo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formation about images</text:p>
          </table:table-cell>
          <table:table-cell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imag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proto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organ_or_tiss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series_number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image_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moda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image_equipment_manufactu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ing_information</text:p>
          </table:table-cell>
          <table:table-cell office:value-type="string" calcext:value-type="string">
            <text:p>image_softwa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55:44.957871266</meta:creation-date>
    <dc:date>2022-01-13T13:40:47.382457359</dc:date>
    <meta:editing-duration>PT33M29S</meta:editing-duration>
    <meta:editing-cycles>7</meta:editing-cycles>
    <meta:generator>LibreOffice/6.4.7.2$Linux_X86_64 LibreOffice_project/40$Build-2</meta:generator>
    <meta:document-statistic meta:table-count="1" meta:cell-count="271" meta:object-count="0"/>
  </office:meta>
</office:document-meta>
</file>